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 table:number-rows-repeated="10478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22:02:33.987468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8T22:11:00.100155423</dc:date>
    <dc:creator>Jesus Castagnetto</dc:creator>
    <meta:editing-duration>P5DT11H45M48S</meta:editing-duration>
    <meta:editing-cycles>475</meta:editing-cycles>
    <meta:generator>LibreOffice/6.4.6.2$Linux_X86_64 LibreOffice_project/40$Build-2</meta:generator>
    <meta:document-statistic meta:table-count="1" meta:cell-count="4923" meta:object-count="0"/>
  </office:meta>
</office:document-meta>
</file>